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4a73" officeooo:paragraph-rsid="00134a73"/>
    </style:style>
    <style:style style:name="P2" style:family="paragraph" style:parent-style-name="Standard" style:list-style-name="L1">
      <style:text-properties officeooo:rsid="00134a73" officeooo:paragraph-rsid="0016375b"/>
    </style:style>
    <style:style style:name="P3" style:family="paragraph" style:parent-style-name="Standard" style:list-style-name="L1">
      <style:text-properties officeooo:rsid="0014655e" officeooo:paragraph-rsid="0016375b"/>
    </style:style>
    <style:style style:name="P4" style:family="paragraph" style:parent-style-name="Standard" style:list-style-name="L1">
      <style:text-properties officeooo:rsid="0014655e" officeooo:paragraph-rsid="00143817"/>
    </style:style>
    <style:style style:name="T1" style:family="text">
      <style:text-properties officeooo:rsid="00143817"/>
    </style:style>
    <style:style style:name="T2" style:family="text">
      <style:text-properties officeooo:rsid="001637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21052324" text:style-name="L1">
        <text:list-item>
          <text:p text:style-name="P2"><text:span text:style-name="T2">N</text:span>ew exact algorithms for two versions of <text:span text:style-name="T2">the </text:span>Planar Maximum Covering Location by Ellipses problem, one where the ellipses have to be parallel to the coordinate axis, and another where they can be freely rotated, <text:span text:style-name="T2">are presented</text:span>.</text:p>
        </text:list-item>
        <text:list-item>
          <text:p text:style-name="P3">If the number of ellipses is considered to be constant, <text:span text:style-name="T2">the proposed algorithms are polynomial.</text:span></text:p>
        </text:list-item>
        <text:list-item>
          <text:p text:style-name="P2"><text:span text:style-name="T2">B</text:span>oth <text:span text:style-name="T2">proposed </text:span>algorithms proposed were able to obtain optimal solutions for some new larger instances with up to seven hundred demand points and five ellipses.</text:p>
        </text:list-item>
        <text:list-item>
          <text:p text:style-name="P1">Given the major and minor axis of an ellipse and three points, there are at most six centers, and angles of rotation where this ellipse contains the three points.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08:52:02.108608075</meta:creation-date>
    <dc:date>2020-07-27T21:50:27.135638843</dc:date>
    <meta:editing-duration>PT1H18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11" meta:character-count="647" meta:non-whitespace-character-count="545"/>
  </office:meta>
</office:document-meta>
</file>